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1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42" table:default-cell-style-name="Default"/>
        <table:table-column table:style-name="co4" table:default-cell-style-name="Default"/>
        <table:table-row table:style-name="ro1">
          <table:table-cell table:number-columns-repeated="13"/>
          <table:table-cell>
            <draw:frame table:end-cell-address="Hoja1.T20" table:end-x="2.091cm" table:end-y="0.24cm" draw:z-index="0" draw:style-name="gr1" draw:text-style-name="P1" svg:width="15.568cm" svg:height="8.82cm" svg:x="0.072cm" svg:y="0cm">
              <draw:object draw:notify-on-update-of-ranges="Hoja1.A2:Hoja1.A2 Hoja1.A3:Hoja1.A1000 Hoja1.B2:Hoja1.B2 Hoja1.B3:Hoja1.B1000 Hoja1.C2:Hoja1.C2 Hoja1.C3:Hoja1.C1000 Hoja1.D2:Hoja1.D2 Hoja1.D3:Hoja1.D1000 Hoja1.E2:Hoja1.E2 Hoja1.E3:Hoja1.E1000 Hoja1.F2:Hoja1.F2 Hoja1.F3:Hoja1.F1000 Hoja1.G2:Hoja1.G2 Hoja1.G3:Hoja1.G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6"/>
        </table:table-row>
        <table:table-row table:style-name="ro1">
          <table:table-cell office:value-type="string">
            <text:p>tiempo</text:p>
          </table:table-cell>
          <table:table-cell office:value-type="string">
            <text:p>Individuo tipo 1</text:p>
          </table:table-cell>
          <table:table-cell office:value-type="string">
            <text:p>Individuo tipo 2</text:p>
          </table:table-cell>
          <table:table-cell office:value-type="string">
            <text:p>Individuo tipo 3</text:p>
          </table:table-cell>
          <table:table-cell office:value-type="string">
            <text:p>Individuo tipo 4</text:p>
          </table:table-cell>
          <table:table-cell office:value-type="string">
            <text:p>Individuo tipo 5</text:p>
          </table:table-cell>
          <table:table-cell office:value-type="string">
            <text:p>Individuo tipo 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569668">
            <text:p>0.0569668</text:p>
          </table:table-cell>
          <table:table-cell office:value-type="float" office:value="0.05391562">
            <text:p>0.05391562</text:p>
          </table:table-cell>
          <table:table-cell office:value-type="float" office:value="0.06490058">
            <text:p>0.06490058</text:p>
          </table:table-cell>
          <table:table-cell office:value-type="float" office:value="0.07636124">
            <text:p>0.07636124</text:p>
          </table:table-cell>
          <table:table-cell office:value-type="float" office:value="0.09194395">
            <text:p>0.09194395</text:p>
          </table:table-cell>
          <table:table-cell office:value-type="float" office:value="0.06599478">
            <text:p>0.06599478</text:p>
          </table:table-cell>
          <table:table-cell table:number-columns-repeated="4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044325">
            <text:p>0.06044325</text:p>
          </table:table-cell>
          <table:table-cell office:value-type="float" office:value="0.05391562">
            <text:p>0.05391562</text:p>
          </table:table-cell>
          <table:table-cell office:value-type="float" office:value="0.06490058">
            <text:p>0.06490058</text:p>
          </table:table-cell>
          <table:table-cell office:value-type="float" office:value="0.07636124">
            <text:p>0.07636124</text:p>
          </table:table-cell>
          <table:table-cell office:value-type="float" office:value="0.09194395">
            <text:p>0.09194395</text:p>
          </table:table-cell>
          <table:table-cell office:value-type="float" office:value="0.06599478">
            <text:p>0.0659947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6044325">
            <text:p>0.06044325</text:p>
          </table:table-cell>
          <table:table-cell office:value-type="float" office:value="0.05391562">
            <text:p>0.05391562</text:p>
          </table:table-cell>
          <table:table-cell office:value-type="float" office:value="0.06495889">
            <text:p>0.06495889</text:p>
          </table:table-cell>
          <table:table-cell office:value-type="float" office:value="0.07636124">
            <text:p>0.07636124</text:p>
          </table:table-cell>
          <table:table-cell office:value-type="float" office:value="0.09194395">
            <text:p>0.09194395</text:p>
          </table:table-cell>
          <table:table-cell office:value-type="float" office:value="0.06599478">
            <text:p>0.0659947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6328806">
            <text:p>0.06328806</text:p>
          </table:table-cell>
          <table:table-cell office:value-type="float" office:value="0.05391562">
            <text:p>0.05391562</text:p>
          </table:table-cell>
          <table:table-cell office:value-type="float" office:value="0.06495889">
            <text:p>0.06495889</text:p>
          </table:table-cell>
          <table:table-cell office:value-type="float" office:value="0.07636124">
            <text:p>0.07636124</text:p>
          </table:table-cell>
          <table:table-cell office:value-type="float" office:value="0.09194395">
            <text:p>0.09194395</text:p>
          </table:table-cell>
          <table:table-cell office:value-type="float" office:value="0.06599478">
            <text:p>0.0659947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6328806">
            <text:p>0.06328806</text:p>
          </table:table-cell>
          <table:table-cell office:value-type="float" office:value="0.05532706">
            <text:p>0.05532706</text:p>
          </table:table-cell>
          <table:table-cell office:value-type="float" office:value="0.06495889">
            <text:p>0.06495889</text:p>
          </table:table-cell>
          <table:table-cell office:value-type="float" office:value="0.07636124">
            <text:p>0.07636124</text:p>
          </table:table-cell>
          <table:table-cell office:value-type="float" office:value="0.09194395">
            <text:p>0.09194395</text:p>
          </table:table-cell>
          <table:table-cell office:value-type="float" office:value="0.06599478">
            <text:p>0.0659947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686257">
            <text:p>0.0686257</text:p>
          </table:table-cell>
          <table:table-cell office:value-type="float" office:value="0.06394325">
            <text:p>0.06394325</text:p>
          </table:table-cell>
          <table:table-cell office:value-type="float" office:value="0.06495889">
            <text:p>0.06495889</text:p>
          </table:table-cell>
          <table:table-cell office:value-type="float" office:value="0.2152821">
            <text:p>0.2152821</text:p>
          </table:table-cell>
          <table:table-cell office:value-type="float" office:value="0.093238">
            <text:p>0.093238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686257">
            <text:p>0.068625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09561668">
            <text:p>0.09561668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1564211">
            <text:p>0.1564211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1564211">
            <text:p>0.1564211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1564211">
            <text:p>0.1564211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756154">
            <text:p>0.06756154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756154">
            <text:p>0.06756154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44613">
            <text:p>0.07644613</text:p>
          </table:table-cell>
          <table:table-cell office:value-type="float" office:value="0.06756154">
            <text:p>0.06756154</text:p>
          </table:table-cell>
          <table:table-cell office:value-type="float" office:value="0.07042138">
            <text:p>0.07042138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07102533">
            <text:p>0.07102533</text:p>
          </table:table-cell>
          <table:table-cell office:value-type="float" office:value="0.2473295">
            <text:p>0.2473295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07102533">
            <text:p>0.07102533</text:p>
          </table:table-cell>
          <table:table-cell office:value-type="float" office:value="0.2584188">
            <text:p>0.2584188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07102533">
            <text:p>0.07102533</text:p>
          </table:table-cell>
          <table:table-cell office:value-type="float" office:value="0.2584188">
            <text:p>0.2584188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07625095">
            <text:p>0.0762509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07625095">
            <text:p>0.0762509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322831">
            <text:p>0.3322831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322831">
            <text:p>0.3322831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322831">
            <text:p>0.3322831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497219">
            <text:p>0.349721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497219">
            <text:p>0.349721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497219">
            <text:p>0.349721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3497219">
            <text:p>0.349721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3925304">
            <text:p>0.3925304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3925304">
            <text:p>0.3925304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313298">
            <text:p>0.131329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313298">
            <text:p>0.131329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313298">
            <text:p>0.131329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394447">
            <text:p>0.139444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394447">
            <text:p>0.139444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143197">
            <text:p>0.6143197</text:p>
          </table:table-cell>
          <table:table-cell office:value-type="float" office:value="0.1433458">
            <text:p>0.143345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143197">
            <text:p>0.6143197</text:p>
          </table:table-cell>
          <table:table-cell office:value-type="float" office:value="0.1433458">
            <text:p>0.143345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143197">
            <text:p>0.6143197</text:p>
          </table:table-cell>
          <table:table-cell office:value-type="float" office:value="0.1433458">
            <text:p>0.143345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143197">
            <text:p>0.614319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711945">
            <text:p>0.271194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711945">
            <text:p>0.271194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711945">
            <text:p>0.271194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711945">
            <text:p>0.271194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711945">
            <text:p>0.271194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883055">
            <text:p>0.2883055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883055">
            <text:p>0.2883055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21/07/2014</text:date>, <text:time>12:53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7T10:27:15.78</meta:creation-date>
    <dc:date>2014-07-21T12:53:31.41</dc:date>
    <dc:creator>W W</dc:creator>
    <meta:editing-duration>PT5H47M36S</meta:editing-duration>
    <meta:editing-cycles>4</meta:editing-cycles>
    <meta:generator>OpenOffice/4.0.1$Win32 OpenOffice.org_project/401m5$Build-9714</meta:generator>
    <meta:document-statistic meta:table-count="3" meta:cell-count="639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69cm" svg:height="8.821cm" xlink:href=".." xlink:type="simple" chart:class="chart:line" chart:style-name="ch1">
        <chart:legend chart:legend-position="end" svg:x="11.976cm" svg:y="2.788cm" style:legend-expansion="high" chart:style-name="ch2"/>
        <chart:plot-area chart:style-name="ch3" table:cell-range-address="Hoja1.A2:Hoja1.G1000" chart:data-source-has-labels="both" svg:x="0.761cm" svg:y="0.839cm" svg:width="10.593cm" svg:height="7.386cm">
          <chartooo:coordinate-region svg:x="1.488cm" svg:y="1.051cm" svg:width="9.494cm" svg:height="6.501cm"/>
          <chart:axis chart:dimension="x" chart:name="primary-x" chart:style-name="ch4" chartooo:axis-type="auto">
            <chartooo:date-scale/>
            <chart:categories table:cell-range-address="Hoja1.A3:Hoja1.A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3:Hoja1.B1000" chart:label-cell-address="Hoja1.B2:Hoja1.B2" chart:class="chart:line">
            <chart:data-point chart:repeated="998"/>
          </chart:series>
          <chart:series chart:style-name="ch8" chart:values-cell-range-address="Hoja1.C3:Hoja1.C1000" chart:label-cell-address="Hoja1.C2:Hoja1.C2" chart:class="chart:line">
            <chart:data-point chart:repeated="998"/>
          </chart:series>
          <chart:series chart:style-name="ch9" chart:values-cell-range-address="Hoja1.D3:Hoja1.D1000" chart:label-cell-address="Hoja1.D2:Hoja1.D2" chart:class="chart:line">
            <chart:data-point chart:repeated="998"/>
          </chart:series>
          <chart:series chart:style-name="ch10" chart:values-cell-range-address="Hoja1.E3:Hoja1.E1000" chart:label-cell-address="Hoja1.E2:Hoja1.E2" chart:class="chart:line">
            <chart:data-point chart:repeated="998"/>
          </chart:series>
          <chart:series chart:style-name="ch11" chart:values-cell-range-address="Hoja1.F3:Hoja1.F1000" chart:label-cell-address="Hoja1.F2:Hoja1.F2" chart:class="chart:line">
            <chart:data-point chart:repeated="998"/>
          </chart:series>
          <chart:series chart:style-name="ch12" chart:values-cell-range-address="Hoja1.G3:Hoja1.G1000" chart:label-cell-address="Hoja1.G2:Hoja1.G2" chart:class="chart:line">
            <chart:data-point chart:repeated="9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viduo tipo 1</text:p>
                <draw:g>
                  <svg:desc>Hoja1.B2:Hoja1.B2</svg:desc>
                </draw:g>
              </table:table-cell>
              <table:table-cell office:value-type="string">
                <text:p>Individuo tipo 2</text:p>
                <draw:g>
                  <svg:desc>Hoja1.C2:Hoja1.C2</svg:desc>
                </draw:g>
              </table:table-cell>
              <table:table-cell office:value-type="string">
                <text:p>Individuo tipo 3</text:p>
                <draw:g>
                  <svg:desc>Hoja1.D2:Hoja1.D2</svg:desc>
                </draw:g>
              </table:table-cell>
              <table:table-cell office:value-type="string">
                <text:p>Individuo tipo 4</text:p>
                <draw:g>
                  <svg:desc>Hoja1.E2:Hoja1.E2</svg:desc>
                </draw:g>
              </table:table-cell>
              <table:table-cell office:value-type="string">
                <text:p>Individuo tipo 5</text:p>
                <draw:g>
                  <svg:desc>Hoja1.F2:Hoja1.F2</svg:desc>
                </draw:g>
              </table:table-cell>
              <table:table-cell office:value-type="string">
                <text:p>Individuo tipo 6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1.A3:Hoja1.A1000</svg:desc>
                </draw:g>
              </table:table-cell>
              <table:table-cell office:value-type="float" office:value="0.0569668">
                <text:p>0.0569668</text:p>
                <draw:g>
                  <svg:desc>Hoja1.B3:Hoja1.B1000</svg:desc>
                </draw:g>
              </table:table-cell>
              <table:table-cell office:value-type="float" office:value="0.05391562">
                <text:p>0.05391562</text:p>
                <draw:g>
                  <svg:desc>Hoja1.C3:Hoja1.C1000</svg:desc>
                </draw:g>
              </table:table-cell>
              <table:table-cell office:value-type="float" office:value="0.06490058">
                <text:p>0.06490058</text:p>
                <draw:g>
                  <svg:desc>Hoja1.D3:Hoja1.D1000</svg:desc>
                </draw:g>
              </table:table-cell>
              <table:table-cell office:value-type="float" office:value="0.07636124">
                <text:p>0.07636124</text:p>
                <draw:g>
                  <svg:desc>Hoja1.E3:Hoja1.E1000</svg:desc>
                </draw:g>
              </table:table-cell>
              <table:table-cell office:value-type="float" office:value="0.09194395">
                <text:p>0.09194395</text:p>
                <draw:g>
                  <svg:desc>Hoja1.F3:Hoja1.F1000</svg:desc>
                </draw:g>
              </table:table-cell>
              <table:table-cell office:value-type="float" office:value="0.06599478">
                <text:p>0.06599478</text:p>
                <draw:g>
                  <svg:desc>Hoja1.G3:Hoja1.G1000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6044325">
                <text:p>0.06044325</text:p>
              </table:table-cell>
              <table:table-cell office:value-type="float" office:value="0.05391562">
                <text:p>0.05391562</text:p>
              </table:table-cell>
              <table:table-cell office:value-type="float" office:value="0.06490058">
                <text:p>0.06490058</text:p>
              </table:table-cell>
              <table:table-cell office:value-type="float" office:value="0.07636124">
                <text:p>0.07636124</text:p>
              </table:table-cell>
              <table:table-cell office:value-type="float" office:value="0.09194395">
                <text:p>0.09194395</text:p>
              </table:table-cell>
              <table:table-cell office:value-type="float" office:value="0.06599478">
                <text:p>0.06599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044325">
                <text:p>0.06044325</text:p>
              </table:table-cell>
              <table:table-cell office:value-type="float" office:value="0.05391562">
                <text:p>0.05391562</text:p>
              </table:table-cell>
              <table:table-cell office:value-type="float" office:value="0.06495889">
                <text:p>0.06495889</text:p>
              </table:table-cell>
              <table:table-cell office:value-type="float" office:value="0.07636124">
                <text:p>0.07636124</text:p>
              </table:table-cell>
              <table:table-cell office:value-type="float" office:value="0.09194395">
                <text:p>0.09194395</text:p>
              </table:table-cell>
              <table:table-cell office:value-type="float" office:value="0.06599478">
                <text:p>0.06599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328806">
                <text:p>0.06328806</text:p>
              </table:table-cell>
              <table:table-cell office:value-type="float" office:value="0.05391562">
                <text:p>0.05391562</text:p>
              </table:table-cell>
              <table:table-cell office:value-type="float" office:value="0.06495889">
                <text:p>0.06495889</text:p>
              </table:table-cell>
              <table:table-cell office:value-type="float" office:value="0.07636124">
                <text:p>0.07636124</text:p>
              </table:table-cell>
              <table:table-cell office:value-type="float" office:value="0.09194395">
                <text:p>0.09194395</text:p>
              </table:table-cell>
              <table:table-cell office:value-type="float" office:value="0.06599478">
                <text:p>0.06599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328806">
                <text:p>0.06328806</text:p>
              </table:table-cell>
              <table:table-cell office:value-type="float" office:value="0.05532706">
                <text:p>0.05532706</text:p>
              </table:table-cell>
              <table:table-cell office:value-type="float" office:value="0.06495889">
                <text:p>0.06495889</text:p>
              </table:table-cell>
              <table:table-cell office:value-type="float" office:value="0.07636124">
                <text:p>0.07636124</text:p>
              </table:table-cell>
              <table:table-cell office:value-type="float" office:value="0.09194395">
                <text:p>0.09194395</text:p>
              </table:table-cell>
              <table:table-cell office:value-type="float" office:value="0.06599478">
                <text:p>0.06599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86257">
                <text:p>0.068625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495889">
                <text:p>0.06495889</text:p>
              </table:table-cell>
              <table:table-cell office:value-type="float" office:value="0.2152821">
                <text:p>0.2152821</text:p>
              </table:table-cell>
              <table:table-cell office:value-type="float" office:value="0.093238">
                <text:p>0.093238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86257">
                <text:p>0.068625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09561668">
                <text:p>0.09561668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1564211">
                <text:p>0.1564211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1564211">
                <text:p>0.1564211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1564211">
                <text:p>0.1564211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44613">
                <text:p>0.07644613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7042138">
                <text:p>0.07042138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7102533">
                <text:p>0.07102533</text:p>
              </table:table-cell>
              <table:table-cell office:value-type="float" office:value="0.2473295">
                <text:p>0.2473295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7102533">
                <text:p>0.07102533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7102533">
                <text:p>0.07102533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07625095">
                <text:p>0.07625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07625095">
                <text:p>0.07625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322831">
                <text:p>0.3322831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322831">
                <text:p>0.3322831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322831">
                <text:p>0.3322831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497219">
                <text:p>0.349721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497219">
                <text:p>0.349721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497219">
                <text:p>0.349721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3497219">
                <text:p>0.349721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3925304">
                <text:p>0.3925304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3925304">
                <text:p>0.3925304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313298">
                <text:p>0.1313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313298">
                <text:p>0.1313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313298">
                <text:p>0.1313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394447">
                <text:p>0.1394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394447">
                <text:p>0.1394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433458">
                <text:p>0.1433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433458">
                <text:p>0.1433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433458">
                <text:p>0.1433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711945">
                <text:p>0.27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711945">
                <text:p>0.27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711945">
                <text:p>0.27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711945">
                <text:p>0.27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711945">
                <text:p>0.27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883055">
                <text:p>0.2883055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883055">
                <text:p>0.2883055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